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995" officeooo:paragraph-rsid="001c6995"/>
    </style:style>
    <style:style style:name="P2" style:family="paragraph" style:parent-style-name="Standard">
      <style:paragraph-properties fo:text-align="start" style:justify-single-word="false"/>
      <style:text-properties officeooo:rsid="001e2c37" officeooo:paragraph-rsid="001e2c37"/>
    </style:style>
    <style:style style:name="P3" style:family="paragraph" style:parent-style-name="Standard">
      <style:paragraph-properties fo:text-align="start" style:justify-single-word="false"/>
      <style:text-properties officeooo:rsid="001fa747" officeooo:paragraph-rsid="001fa747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30d85" officeooo:paragraph-rsid="00230d8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26e1d0" officeooo:paragraph-rsid="0026e1d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f7e2" officeooo:paragraph-rsid="001c699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30d85" officeooo:paragraph-rsid="00230d8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4f2a8" officeooo:paragraph-rsid="0024f2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81b7c" officeooo:paragraph-rsid="00281b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81b7c" officeooo:paragraph-rsid="00281b7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b0cec" officeooo:paragraph-rsid="002b0ce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d4935" officeooo:paragraph-rsid="002d493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f147c" officeooo:paragraph-rsid="002f14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10dd0" officeooo:paragraph-rsid="00310dd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30d85" officeooo:paragraph-rsid="00230d8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4f2a8" officeooo:paragraph-rsid="0024f2a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81b7c" officeooo:paragraph-rsid="00281b7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b0cec" officeooo:paragraph-rsid="002b0ce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d4935" officeooo:paragraph-rsid="002d493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f147c" officeooo:paragraph-rsid="002f147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10dd0" officeooo:paragraph-rsid="00310dd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2922a9" officeooo:paragraph-rsid="002922a9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26e1d0" officeooo:paragraph-rsid="0026e1d0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2d4935" officeooo:paragraph-rsid="002d4935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2f6715" officeooo:paragraph-rsid="002f6715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d4d29" officeooo:paragraph-rsid="001d4d2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e2c37" officeooo:paragraph-rsid="001e2c3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fa747" officeooo:paragraph-rsid="001fa747" style:font-weight-asian="bold" style:font-weight-complex="bold"/>
    </style:style>
    <style:style style:name="T1" style:family="text">
      <style:text-properties officeooo:rsid="001fa747"/>
    </style:style>
    <style:style style:name="T2" style:family="text">
      <style:text-properties officeooo:rsid="001ff7e2"/>
    </style:style>
    <style:style style:name="T3" style:family="text">
      <style:text-properties officeooo:rsid="0021bd79"/>
    </style:style>
    <style:style style:name="T4" style:family="text">
      <style:text-properties officeooo:rsid="002922a9"/>
    </style:style>
    <style:style style:name="T5" style:family="text">
      <style:text-properties officeooo:rsid="002b0ce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cf8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ntes do jogo – <text:span text:style-name="T3">Lunatic</text:span></text:p>
      <text:p text:style-name="P1"/>
      <text:p text:style-name="P6">Lente #1: lente da experiencia essencial</text:p>
      <text:p text:style-name="P1"/>
      <text:p text:style-name="P26">Qual <text:span text:style-name="T4">experiência</text:span> <text:span text:style-name="T1">queremos</text:span> que o jogador tenha?</text:p>
      <text:p text:style-name="P2"><text:tab/>Conexão, espero que o jogador olhe para o céu a noite e sinta que a lua influencia diretamente o jogo.</text:p>
      <text:p text:style-name="P2"><text:tab/>Visto que há conexão, deve existir certas conexões emocionais na <text:span text:style-name="T4">história</text:span>.</text:p>
      <text:p text:style-name="P2"><text:tab/>Quando a questões do gênero, espero que cada fase da lua de uma <text:span text:style-name="T4">experiência</text:span> diferente de gameplay, ainda mantendo a essência do jogo. Serão como <text:span text:style-name="T4">miniversões</text:span> diferentes de um jogo principal, ainda sim, conectadas.</text:p>
      <text:p text:style-name="P2"/>
      <text:p text:style-name="P27">O que <text:span text:style-name="T1">é essencial para essa experiência?</text:span></text:p>
      <text:p text:style-name="P3"><text:tab/>É essencial que cada fase da lua tenha dinâmicas diferentes, mesmo que sejam minimamente diferentes, coisas como aparência do <text:span text:style-name="T2">personagem</text:span> e o que o jogador pode fazer, até mesmo atributos do personagem como força são alterados por isso. Sem esse aspecto não sentimos as diferenças na mudança de fase da lua e logo quebramos nossa conexão com elas.</text:p>
      <text:p text:style-name="P3"/>
      <text:p text:style-name="P28">Como nosso jogo pode capturar essa <text:span text:style-name="T4">experiência</text:span>?</text:p>
      <text:p text:style-name="P3"><text:tab/>Basicamente, precisamos sempre ser capazes de sincronizar com a lua, com a maior precisão possível. Também temos que tratar muitos elementos do jogo como 4 entidades diferentes, incluindo ai até alguns inimigos e chefes. Muitas vezes teremos que fazer quatro conversas diferentes, quatro versões do mesmo inimigo, do mesmo item e até do mesmo cenário. Além disso, cada um desse elementos <text:span text:style-name="T4">quadruplicados</text:span> tem que ser pensados em relação aos outros elementos, principalmente a personagem principal e suas habilidades.</text:p>
      <text:p text:style-name="P3"/>
      <text:p text:style-name="P4">Lente #2: lente da surpresa</text:p>
      <text:p text:style-name="P4"/>
      <text:p text:style-name="P15">O que suprendera os jogadores?</text:p>
      <text:p text:style-name="P7"><text:tab/>O modo como o jogo muda dependendo da fase da lua, em <text:span text:style-name="T5">consequência</text:span>, se o jogador voltar ou fizer uma certa coisa noutro dia, ele <text:span text:style-name="T5">poderá</text:span> ter <text:span text:style-name="T5">experiências</text:span> diferentes.</text:p>
      <text:p text:style-name="P7"/>
      <text:p text:style-name="P15">A <text:span text:style-name="T5">história</text:span> do jogo ira causar surpresa, algum outro elemento?</text:p>
      <text:p text:style-name="P7"><text:tab/>Além dos ditos em cima, teremos uma <text:span text:style-name="T5">história</text:span> baseada em reviravoltas, pois a lua nunca é o que parece.</text:p>
      <text:p text:style-name="P7"/>
      <text:p text:style-name="P16">As regras dão aos jogadores as chances de <text:span text:style-name="T5">surpreenderem</text:span> aos outros?</text:p>
      <text:p text:style-name="P8"><text:tab/>A <text:span text:style-name="T5">princípio</text:span> não, pois não <text:span text:style-name="T5">terá</text:span> multiplayer.</text:p>
      <text:p text:style-name="P8"/>
      <text:p text:style-name="P16">As regras dão aos jogadores as chances de <text:span text:style-name="T5">surpreenderem</text:span> a si mesmos?</text:p>
      <text:p text:style-name="P8"><text:tab/>Em parte, ao mudar os elementos do jogo baseada na fase da lu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ente #3: lente da diversão</text:p>
      <text:p text:style-name="P5"/>
      <text:p text:style-name="P17">Quais partes do jogo são divertidas? <text:span text:style-name="T5">Por quê?</text:span></text:p>
      <text:p text:style-name="P9"><text:tab/>Isso será <text:span text:style-name="T5">analisado</text:span> e atualizado ao longo do jogo, mas por agora a exploração e a conexão.</text:p>
      <text:p text:style-name="P9"/>
      <text:p text:style-name="P17">Quais partes precisam ser mais divertidas?</text:p>
      <text:p text:style-name="P9"><text:tab/>Em analise no momento.</text:p>
      <text:p text:style-name="P9"/>
      <text:p text:style-name="P22">Lente #4: Lente da curiosidade</text:p>
      <text:p text:style-name="P22"/>
      <text:p text:style-name="P18">Que questões nosso jogo coloca na mente do jogador?</text:p>
      <text:p text:style-name="P11"><text:tab/>No momento, <text:span text:style-name="T7">quanto</text:span> ao foco narrativo do jogo se baseia na premissa de nem tudo é o que parece, pois a lua oculta as coisas, distorce a realidade. Então ao menos nessa parte as maiores questões são a do que realmente está acontecendo, quem realmente são as pessoas envolvidas em tudo. O foco desses questionamentos vai mudando enquanto a Luna vai descobrindo a verdade.</text:p>
      <text:p text:style-name="P11"><text:tab/>Na parte de gameplay, é mais focado no que o jogador vai encontrar a seguir, qual será a próxima habilidade que vou encontrar e após encontrá-la, como vou ter que utilizada. Ao ver um caminho que ele não possa alcançar ele vai pensar, como será que poderei chegar até lá. Num primeiro momento haverá também a curiosidade de como será a próxima fase da lua (que ira se reduzir quando o jogador passar por todas elas)</text:p>
      <text:p text:style-name="P11"/>
      <text:p text:style-name="P18">O que estamos fazendo para os jogadores se importarem com essas questões?</text:p>
      <text:p text:style-name="P18"><text:tab/><text:span text:style-name="T6">No momento, criaremos muitas habilidades que têm mais de um uso, de modo que só ver a habilidade pela primeira vez não a torna tão previsível assim.</text:span></text:p>
      <text:p text:style-name="P18"><text:span text:style-name="T6"><text:tab/>Na narrativa, vamos tentar ir revelando o plot aos poucos enquanto aprofundamos mais nos personagens.</text:span></text:p>
      <text:p text:style-name="P18"><text:span text:style-name="T6"/></text:p>
      <text:p text:style-name="P18">O que podemos fazer para criar ainda mais questões.</text:p>
      <text:p text:style-name="P18"><text:tab/><text:span text:style-name="T6">Em analise.</text:span></text:p>
      <text:p text:style-name="P18"><text:span text:style-name="T6"/></text:p>
      <text:p text:style-name="P18"><text:span text:style-name="T6"/></text:p>
      <text:p text:style-name="P24">Lente #5: Lente do valor interno</text:p>
      <text:p text:style-name="P24"/>
      <text:p text:style-name="P19">O que é valoroso para os jogadores do nosso jogo?</text:p>
      <text:p text:style-name="P12"><text:tab/>Descoberta. Cada item que ele acha, cada área explorada é uma descoberta e quanto mais ele descobre mais completo o jogo fica, muitos itens no jogo não adicionarão conteúdo de gameplay, mas sim de background. São textos sobre o universo do jogo, imagens (como, por exemplo, concept arts) e outros conteúdos extras.</text:p>
      <text:p text:style-name="P12"/>
      <text:p text:style-name="P19">Como tornar isso ainda mais valioso?</text:p>
      <text:p text:style-name="P12"><text:tab/>Todo explorador quer ter a sensação de desbravamento, então cada tipo de descoberta têm que vir acompanhada com os desafios chaves do jogo, algumas estarão bem escondidas, outras exigirão um quebra-cabeça complexo, outra uma série de habilidades previamente adquiridas. Enfim, o segredo é colocar as descobertas com dificuldade progressivas proporcionais ao seu valor, os itens de gameplay mais poderosos são os mais difíceis de adquirir, os conteúdos de backround mais interessantes também. </text:p>
      <text:p text:style-name="P12"/>
      <text:p text:style-name="P12"/>
      <text:p text:style-name="P12"/>
      <text:p text:style-name="P20"><text:soft-page-break/>Qual é a relação entre o valor no jogo e a motivação dos jogadores?</text:p>
      <text:p text:style-name="P13"><text:tab/>O valor da descoberta é uma das principais motivações do jogador.</text:p>
      <text:p text:style-name="P13"/>
      <text:p text:style-name="P13"/>
      <text:p text:style-name="P25"><text:s/>Lente #6: a lente da solução de problemas</text:p>
      <text:p text:style-name="P25"/>
      <text:p text:style-name="P21">Que problemas nosso jogo pede para o jogador resolver?</text:p>
      <text:p text:style-name="P14"><text:tab/>O principal problema está relacionado a exploração progressiva, a todo momento o jogador se depara com duas perguntas: “Para onde devo ir?” E respondida essa pergunta, ele constantemente ira se deparar com um obstáculo, que leva a segunda pergunta “Como posso prosseguir nesse caminho com meus atuais recursos?<text:line-break/><text:tab/>Nesse aspecto, o obstaculo pode envolver uma solução de um quebra cabeças ou uma questão de coordenação motora, constantemente um obstaculo irá exigir que o jogador tenha novas habilidades e ele terá que ver quais são necessárias para a situação. Caso ele não veja uma solução, será possível que ele tenha que pensar uma terceira pergunta: “Será que vasculhei tudo que podia? Será que não deixei passar algo e esse caminho não deve ser seguido no momento?”</text:p>
      <text:p text:style-name="P14"><text:tab/>Além disso existirão os problemas de combate, “Quais habilidades de combate devo usar para matar esse inimigo?” “Que tipo de ataque devo utilizar?” “Que tipo de estratégia devo aplicar?”.</text:p>
      <text:p text:style-name="P14"/>
      <text:p text:style-name="P21">Existem problemas ocultos a ser resolvidos que surgem como parte do gameplay?</text:p>
      <text:p text:style-name="P21"><text:tab/><text:span text:style-name="T6">Em analise.</text:span></text:p>
      <text:p text:style-name="P21"><text:span text:style-name="T6"/></text:p>
      <text:p text:style-name="P21">Como posso gerar novos problemas para o jogador se manter voltando:</text:p>
      <text:p text:style-name="P14"><text:tab/>Em analise.</text:p>
      <text:p text:style-name="P14"/>
      <text:p text:style-name="P14"/>
      <text:p text:style-name="P21"><text:span text:style-name="T6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5:12:08.571031026</meta:creation-date>
    <meta:editing-duration>PT45M19S</meta:editing-duration>
    <meta:editing-cycles>7</meta:editing-cycles>
    <meta:generator>LibreOffice/4.1.4.2$Windows_x86 LibreOffice_project/0a0440ccc0227ad9829de5f46be37cfb6edcf72</meta:generator>
    <dc:date>2014-04-22T00:36:03.216000000</dc:date>
    <meta:document-statistic meta:table-count="0" meta:image-count="0" meta:object-count="0" meta:page-count="3" meta:paragraph-count="48" meta:word-count="971" meta:character-count="5839" meta:non-whitespace-character-count="4889"/>
  </office:meta>
</office:document-meta>
</file>